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RegistryWrapper.doUnregister( InternalEndpoint endpoint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nalRegistryWrapper.doRegister( InternalEndpoint endpoint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RegistryWrapper.setBundleContext(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